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D000002397448CF68448E3153.png" manifest:media-type="image/png"/>
  <manifest:file-entry manifest:full-path="Pictures/10000201000002F3000002FDA2C335C08DDF153E.png" manifest:media-type="image/png"/>
  <manifest:file-entry manifest:full-path="Pictures/1000020100000269000001DC035CD8438B281C8A.png" manifest:media-type="image/png"/>
  <manifest:file-entry manifest:full-path="Pictures/10000201000003120000028C5DC50A22BE0B6F6C.png" manifest:media-type="image/png"/>
  <manifest:file-entry manifest:full-path="Pictures/10000201000002A7000002E0C5568B41A1C331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1" text:anchor-type="char" svg:width="17cm" svg:height="18.427cm" draw:z-index="0"><draw:image xlink:href="Pictures/10000201000002A7000002E0C5568B41A1C33141.png" xlink:type="simple" xlink:show="embed" xlink:actuate="onLoad" loext:mime-type="image/png"/></draw:frame></text:p>
      <text:p text:style-name="Standard"/>
      <text:p text:style-name="Standard"><draw:frame draw:style-name="fr2" draw:name="Image2" text:anchor-type="char" svg:width="17cm" svg:height="14.101cm" draw:z-index="1"><draw:image xlink:href="Pictures/10000201000003120000028C5DC50A22BE0B6F6C.png" xlink:type="simple" xlink:show="embed" xlink:actuate="onLoad" loext:mime-type="image/png"/></draw:frame><text:soft-page-break/></text:p>
      <text:p text:style-name="Standard"><text:soft-page-break/></text:p>
      <text:p text:style-name="Standard"><draw:frame draw:style-name="fr2" draw:name="Image3" text:anchor-type="char" svg:width="17cm" svg:height="17.224cm" draw:z-index="2"><draw:image xlink:href="Pictures/10000201000002F3000002FDA2C335C08DDF153E.png" xlink:type="simple" xlink:show="embed" xlink:actuate="onLoad" loext:mime-type="image/png"/></draw:frame></text:p>
      <text:p text:style-name="Standard"/>
      <text:p text:style-name="Standard"><draw:frame draw:style-name="fr1" draw:name="Image4" text:anchor-type="char" svg:width="16.325cm" svg:height="12.594cm" draw:z-index="3"><draw:image xlink:href="Pictures/1000020100000269000001DC035CD8438B281C8A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5" text:anchor-type="char" svg:width="13.044cm" svg:height="15.055cm" draw:z-index="4"><draw:image xlink:href="Pictures/10000201000001ED000002397448CF68448E315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2:59:04.169138516</meta:creation-date>
    <dc:date>2023-09-11T13:01:51.981130022</dc:date>
    <meta:editing-duration>PT2M49S</meta:editing-duration>
    <meta:editing-cycles>1</meta:editing-cycles>
    <meta:document-statistic meta:table-count="0" meta:image-count="5" meta:object-count="0" meta:page-count="5" meta:paragraph-count="0" meta:word-count="0" meta:character-count="0" meta:non-whitespace-character-count="0"/>
    <meta:generator>LibreOffice/6.4.7.2$Linux_X86_64 LibreOffice_project/40$Build-2</meta:generator>
  </office:meta>
</office:document-meta>
</file>